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931F83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paper-title">
      <style:graphic-properties draw:auto-grow-height="true" fo:min-height="3.507cm"/>
    </style:style>
    <style:style style:name="pr2" style:family="presentation" style:parent-style-name="lyt-paper-notes">
      <style:graphic-properties draw:fill-color="#ffffff" draw:auto-grow-height="true" fo:min-height="13.365cm"/>
    </style:style>
    <style:style style:name="pr3" style:family="presentation" style:parent-style-name="lyt-paper-outline1">
      <style:graphic-properties fo:min-height="10.75cm"/>
    </style:style>
    <style:style style:name="pr4" style:family="presentation" style:parent-style-name="lyt-paper-notes">
      <style:graphic-properties draw:fill-color="#ffffff" fo:min-height="13.114cm"/>
    </style:style>
    <style:style style:name="P1" style:family="paragraph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P2" style:family="paragraph">
      <style:text-properties fo:font-size="20pt"/>
    </style:style>
    <style:style style:name="P3" style:family="paragraph">
      <style:text-properties fo:font-family="AppleGothic" style:font-family-generic="swiss" style:font-pitch="variable" fo:font-style="normal" style:font-style-asian="normal" style:font-style-complex="normal"/>
    </style:style>
    <style:style style:name="P4" style:family="paragraph">
      <style:text-properties fo:font-family="Arial" style:font-family-generic="swiss" style:font-pitch="variable"/>
    </style:style>
    <style:style style:name="T1" style:family="text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T2" style:family="text">
      <style:text-properties fo:font-family="AppleGothic" style:font-family-generic="swiss" style:font-pitch="variable" fo:font-style="normal" style:font-style-asian="normal" style:font-style-complex="normal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Arial" style:font-family-generic="swiss" style:font-pitch="variable" fo:font-style="italic" style:font-style-asian="italic" style:font-style-complex="italic"/>
    </style:style>
    <style:style style:name="T5" style:family="text">
      <style:text-properties fo:font-family="Arial" style:font-family-generic="swiss" style:font-pitch="variable" fo:font-style="normal" style:font-style-asian="normal" style:font-style-complex="normal"/>
    </style:style>
    <style:style style:name="T6" style:family="text">
      <style:text-properties fo:font-family="Arial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family="Arial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8" style:family="text">
      <style:text-properties fo:font-family="Arial" style:font-family-generic="swiss" style:font-pitch="variable" fo:font-size="32pt" fo:font-style="italic" style:font-size-asian="32pt" style:font-style-asian="italic" style:font-size-complex="32pt" style:font-style-complex="italic"/>
    </style:style>
    <style:style style:name="T9" style:family="text">
      <style:text-properties fo:font-family="Arial" style:font-family-generic="swiss" style:font-pitch="variable" fo:font-size="26pt" fo:font-style="normal" style:font-size-asian="26pt" style:font-style-asian="normal" style:font-size-complex="26pt" style:font-style-complex="normal"/>
    </style:style>
    <style:style style:name="T10" style:family="text">
      <style:text-properties fo:font-family="Arial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11" style:family="text">
      <style:text-properties fo:font-family="Arial" style:font-family-generic="swiss" style:font-pitch="variable" fo:font-size="32pt" style:font-size-asian="32pt" style:font-size-complex="32pt"/>
    </style:style>
    <style:style style:name="T12" style:family="text">
      <style:text-properties fo:font-family="Arial" style:font-family-generic="swiss" style:font-pitch="variable"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3.507cm" svg:x="2cm" svg:y="6.5cm" presentation:class="title" presentation:user-transformed="true">
          <draw:text-box>
            <text:p><text:span text:style-name="T1">Inputs and Outpu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ims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Understand the main ways of obtaining data into a program that are not file/db based</text:span></text:p>
              </text:list-item>
              <text:list-item>
                <text:p><text:span text:style-name="T3">Have an idea about the two main outputs</text:span></text:p>
              </text:list-item>
              <text:list-item>
                <text:p><text:span text:style-name="T3">Be able to write a script which can take in an a user input, do something to it, and output it to scre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Inputs - ARGV</text:span></text:p>
          </draw:text-box>
        </draw:frame>
        <draw:frame presentation:style-name="pr3" draw:text-style-name="P4" draw:layer="layout" svg:width="23cm" svg:height="13.097cm" svg:x="2.5cm" svg:y="5.8cm" presentation:class="outline" presentation:user-transformed="true">
          <draw:text-box>
            <text:list text:style-name="L2">
              <text:list-item>
                <text:p><text:span text:style-name="T3">The ARGV array is the array of arguments that you pass in on the command line</text:span></text:p>
                <text:p><text:span text:style-name="T4">bin/01-argv.pl</text:span></text:p>
              </text:list-item>
              <text:list-item>
                <text:p><text:span text:style-name="T5">Run the above script with some arguments</text:span></text:p>
                <text:p><text:span text:style-name="T4">&gt;bin/01-argv.pl I love perl</text:span></text:p>
                <text:p><text:span text:style-name="T4">I</text:span></text:p>
                <text:p><text:span text:style-name="T4">love</text:span></text:p>
                <text:p><text:span text:style-name="T4">per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Inputs - ARGV</text:span></text:p>
          </draw:text-box>
        </draw:frame>
        <draw:frame presentation:style-name="pr3" draw:text-style-name="P4" draw:layer="layout" svg:width="23cm" svg:height="10.75cm" svg:x="2.5cm" svg:y="5.75cm" presentation:class="outline" presentation:user-transformed="true">
          <draw:text-box>
            <text:list text:style-name="L2">
              <text:list-item>
                <text:p><text:span text:style-name="T3">Our arguments can be obtained via array</text:span></text:p>
                <text:p><text:span text:style-name="T4">@ARGV</text:span></text:p>
                <text:p><text:span text:style-name="T4"/></text:p>
              </text:list-item>
              <text:list-item>
                <text:p><text:span text:style-name="T5">Always assign this array to an array you define in your code!</text:span></text:p>
                <text:p><text:span text:style-name="T6">my @arguments = @ARGV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Inputs - ARGV</text:span></text:p>
          </draw:text-box>
        </draw:frame>
        <draw:frame presentation:style-name="pr3" draw:text-style-name="P4" draw:layer="layout" svg:width="23cm" svg:height="10.75cm" svg:x="2.5cm" svg:y="5.75cm" presentation:class="outline" presentation:user-transformed="true">
          <draw:text-box>
            <text:list text:style-name="L2">
              <text:list-item>
                <text:p><text:span text:style-name="T3">We can then do as we like with the array</text:span></text:p>
                <text:p><text:span text:style-name="T6">foreach my $argument ( @ARGV ) {</text:span></text:p>
                <text:p><text:span text:style-name="T6"><text:s text:c="2"/></text:span><text:span text:style-name="T6">say $argument;</text:span></text:p>
                <text:p><text:span text:style-name="T6">}</text:span></text:p>
              </text:list-item>
              <text:list-item>
                <text:p><text:span text:style-name="T7">This is by far the simplest, most convenient way of getting any data in. People expect it, you don't need to worry about interactivit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Inputs - STDIN</text:span></text:p>
          </draw:text-box>
        </draw:frame>
        <draw:frame presentation:style-name="pr3" draw:text-style-name="P4" draw:layer="layout" svg:width="23cm" svg:height="12.359cm" svg:x="2.5cm" svg:y="5.75cm" presentation:class="outline" presentation:user-transformed="true">
          <draw:text-box>
            <text:list text:style-name="L2">
              <text:list-item>
                <text:p><text:span text:style-name="T3">The command line is very nice. However, it's no good if you want to interact with your users</text:span></text:p>
              </text:list-item>
              <text:list-item>
                <text:p><text:span text:style-name="T7">For this we use the STDIN filehandle. A filehandle is a way that the program interacts with a source of data whilst running.</text:span></text:p>
              </text:list-item>
              <text:list-item>
                <text:p><text:span text:style-name="T7">STDIN is a filehandle for input from the keyboard (usually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Inputs - STDIN</text:span></text:p>
          </draw:text-box>
        </draw:frame>
        <draw:frame presentation:style-name="pr3" draw:text-style-name="P4" draw:layer="layout" svg:width="23cm" svg:height="10.75cm" svg:x="2.5cm" svg:y="5.75cm" presentation:class="outline" presentation:user-transformed="true">
          <draw:text-box>
            <text:list text:style-name="L2">
              <text:list-item>
                <text:p><text:span text:style-name="T7">Run</text:span></text:p>
                <text:p><text:span text:style-name="T8">&gt;bin/02-stdin.pl</text:span></text:p>
                <text:p><text:span text:style-name="T8">Enter a number: 12</text:span></text:p>
                <text:p><text:span text:style-name="T8">You entered 12. The square of this number is 144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Inputs - STDIN</text:span></text:p>
          </draw:text-box>
        </draw:frame>
        <draw:frame presentation:style-name="pr3" draw:text-style-name="P4" draw:layer="layout" svg:width="23cm" svg:height="11.623cm" svg:x="2.5cm" svg:y="5.75cm" presentation:class="outline" presentation:user-transformed="true">
          <draw:text-box>
            <text:list text:style-name="L2">
              <text:list-header>
                <text:p><text:span text:style-name="T6">print 'Enter a number: ';</text:span></text:p>
              </text:list-header>
              <text:list-item>
                <text:p><text:span text:style-name="T7">We ask the user for something</text:span></text:p>
                <text:p><text:span text:style-name="T6">my $number = &lt;STDIN&gt;;</text:span></text:p>
              </text:list-item>
              <text:list-item>
                <text:p><text:span text:style-name="T7">&lt;STDIN&gt; is the filehandle, and tells perl to wait for something from the keyboard, followed by a newline (enter).</text:span></text:p>
              </text:list-item>
              <text:list-item>
                <text:p><text:span text:style-name="T7">We then must assign it to a variable, or it will be los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Inputs - STDIN</text:span></text:p>
          </draw:text-box>
        </draw:frame>
        <draw:frame presentation:style-name="pr3" draw:text-style-name="P4" draw:layer="layout" svg:width="23cm" svg:height="11.386cm" svg:x="2.5cm" svg:y="5.75cm" presentation:class="outline" presentation:user-transformed="true">
          <draw:text-box>
            <text:list text:style-name="L2">
              <text:list-header>
                <text:p><text:span text:style-name="T6">chomp $number; </text:span></text:p>
              </text:list-header>
              <text:list-item>
                <text:p><text:span text:style-name="T7">We take off the newline with the chomp method, since we want a number only</text:span></text:p>
                <text:p><text:span text:style-name="T6">say "You entered $number. The square of this number is " . $number**2 . '.';</text:span></text:p>
              </text:list-item>
              <text:list-item>
                <text:p><text:span text:style-name="T7">Feedback to the user their number, and do something with it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Inputs - DATA</text:span></text:p>
          </draw:text-box>
        </draw:frame>
        <draw:frame presentation:style-name="pr3" draw:text-style-name="P4" draw:layer="layout" svg:width="23cm" svg:height="13.122cm" svg:x="2cm" svg:y="5cm" presentation:class="outline" presentation:user-transformed="true">
          <draw:text-box>
            <text:list text:style-name="L2">
              <text:list-item>
                <text:p><text:span text:style-name="T7">Sometimes, it is worth having the input data (or some at least) in the file with the code – when unlikely to change much!</text:span></text:p>
              </text:list-item>
              <text:list-item>
                <text:p><text:span text:style-name="T7">The obvious thing would be to put this data in the code, and directly assign</text:span></text:p>
                <text:p><text:span text:style-name="T9">my @info = qw{hair eyes nose chin};</text:span></text:p>
              </text:list-item>
              <text:list-item>
                <text:p><text:span text:style-name="T7">But, it isn't very easy to find, or for a non-programmer to read.</text:span></text:p>
              </text:list-item>
              <text:list-item>
                <text:p><text:span text:style-name="T7">Solution: the DATA filehandle and ta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Inputs - DATA</text:span></text:p>
          </draw:text-box>
        </draw:frame>
        <draw:frame presentation:style-name="pr3" draw:text-style-name="P4" draw:layer="layout" svg:width="23cm" svg:height="13.097cm" svg:x="2cm" svg:y="5cm" presentation:class="outline" presentation:user-transformed="true">
          <draw:text-box>
            <text:list text:style-name="L2">
              <text:list-item>
                <text:p><text:span text:style-name="T7">Run</text:span></text:p>
                <text:p><text:span text:style-name="T8">&gt;bin/03-data.pl</text:span></text:p>
                <text:p><text:span text:style-name="T8">Is this the real life?</text:span></text:p>
                <text:p><text:span text:style-name="T8">Is this just fantasy?</text:span></text:p>
                <text:p><text:span text:style-name="T8">Caught in a Landslide</text:span></text:p>
                <text:p><text:span text:style-name="T8">No escape from Reality ...</text:span></text:p>
              </text:list-item>
              <text:list-item>
                <text:p><text:span text:style-name="T7">Song lyrics don't tend to change much, but they would clutter the code u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Inputs - DATA</text:span></text:p>
          </draw:text-box>
        </draw:frame>
        <draw:frame presentation:style-name="pr3" draw:text-style-name="P4" draw:layer="layout" svg:width="23cm" svg:height="12.648cm" svg:x="2cm" svg:y="5.641cm" presentation:class="outline" presentation:user-transformed="true">
          <draw:text-box>
            <text:list text:style-name="L2">
              <text:list-header>
                <text:p><text:span text:style-name="T6">while ( my $line = &lt;DATA&gt; ) {</text:span></text:p>
                <text:p><text:span text:style-name="T6"><text:s text:c="2"/></text:span><text:span text:style-name="T6">print $line; </text:span></text:p>
                <text:p><text:span text:style-name="T6">}</text:span></text:p>
              </text:list-header>
              <text:list-item>
                <text:p><text:span text:style-name="T7">&lt;DATA&gt; is a special filehandle which says to read all the text after either of the following special markers: </text:span><text:span text:style-name="T8">__DATA__</text:span><text:span text:style-name="T7"> or </text:span><text:span text:style-name="T8">__END__</text:span></text:p>
              </text:list-item>
              <text:list-item>
                <text:p><text:span text:style-name="T10">The perl parser knows there is no more code after either of these mark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Inputs - DATA</text:span></text:p>
          </draw:text-box>
        </draw:frame>
        <draw:frame presentation:style-name="pr3" draw:text-style-name="P4" draw:layer="layout" svg:width="23cm" svg:height="11.412cm" svg:x="2cm" svg:y="5.75cm" presentation:class="outline" presentation:user-transformed="true">
          <draw:text-box>
            <text:list text:style-name="L2">
              <text:list-header>
                <text:p><text:span text:style-name="T6">__DATA__</text:span></text:p>
                <text:p><text:span text:style-name="T6">Is this the real life?</text:span></text:p>
                <text:p><text:span text:style-name="T6">Is this just fantasy?</text:span></text:p>
                <text:p><text:span text:style-name="T6">Caught in a Landslide</text:span></text:p>
                <text:p><text:span text:style-name="T6">No escape from Reality ...</text:span></text:p>
              </text:list-header>
              <text:list-item>
                <text:p><text:span text:style-name="T11">So, after the marker, we can write any text, and perl will look at it only once the &lt;DATA&gt; filehandle is used, as inpu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Outputs - STDOUT</text:span></text:p>
          </draw:text-box>
        </draw:frame>
        <draw:frame presentation:style-name="pr3" draw:text-style-name="P4" draw:layer="layout" svg:width="23cm" svg:height="10.75cm" svg:x="2cm" svg:y="5.75cm" presentation:class="outline" presentation:user-transformed="true">
          <draw:text-box>
            <text:list text:style-name="L2">
              <text:list-item>
                <text:p><text:span text:style-name="T11">STDOUT is the generally the window you are working in.</text:span></text:p>
              </text:list-item>
              <text:list-item>
                <text:p><text:span text:style-name="T11">Run</text:span></text:p>
                <text:p><text:span text:style-name="T8">bin/04-stdout/pl</text:span></text:p>
                <text:p><text:span text:style-name="T8">I am saying to STDOUT</text:span></text:p>
                <text:p><text:span text:style-name="T8">I am printing to STDOU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Outputs - STDOUT</text:span></text:p>
          </draw:text-box>
        </draw:frame>
        <draw:frame presentation:style-name="pr3" draw:text-style-name="P4" draw:layer="layout" svg:width="23cm" svg:height="10.75cm" svg:x="2cm" svg:y="5.75cm" presentation:class="outline" presentation:user-transformed="true">
          <draw:text-box>
            <text:list text:style-name="L2">
              <text:list-item>
                <text:p><text:span text:style-name="T11">If we look at bin/04-stdout.pl</text:span></text:p>
                <text:p><text:span text:style-name="T6">say 'I am saying to STDOUT';</text:span></text:p>
                <text:p><text:span text:style-name="T6">print "I am printing to STDOUT\n";</text:span></text:p>
              </text:list-item>
              <text:list-item>
                <text:p><text:span text:style-name="T7">say and print both go by default to STDOUT without the need to specify a filehand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Outputs - STDERR</text:span></text:p>
          </draw:text-box>
        </draw:frame>
        <draw:frame presentation:style-name="pr3" draw:text-style-name="P4" draw:layer="layout" svg:width="23cm" svg:height="13.859cm" svg:x="2cm" svg:y="5cm" presentation:class="outline" presentation:user-transformed="true">
          <draw:text-box>
            <text:list text:style-name="L2">
              <text:list-item>
                <text:p><text:span text:style-name="T7">STDERR is the filehandle that errors go to.</text:span></text:p>
              </text:list-item>
              <text:list-item>
                <text:p><text:span text:style-name="T7">Run:</text:span></text:p>
                <text:p><text:span text:style-name="T8">&gt;bin/05-stdout.pl</text:span></text:p>
                <text:p><text:span text:style-name="T8">I am warning to STDERR at bin/05-stderr.pl line 5.</text:span></text:p>
                <text:p><text:span text:style-name="T8">I am dying to STDERR at bin/05-stderr.pl line 6.</text:span></text:p>
              </text:list-item>
              <text:list-item>
                <text:p><text:span text:style-name="T7">By default, STDERR inherits from the shell its error loc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Outputs - STDERR</text:span></text:p>
          </draw:text-box>
        </draw:frame>
        <draw:frame presentation:style-name="pr3" draw:text-style-name="P4" draw:layer="layout" svg:width="23cm" svg:height="14.147cm" svg:x="2cm" svg:y="5cm" presentation:class="outline" presentation:user-transformed="true">
          <draw:text-box>
            <text:list text:style-name="L2">
              <text:list-item>
                <text:p><text:span text:style-name="T7">Lets look at bin/05-stdout.pl</text:span></text:p>
                <text:p><text:span text:style-name="T6">warn 'I am warning to STDERR';</text:span></text:p>
                <text:p><text:span text:style-name="T6">die 'I am dying to STDERR';</text:span></text:p>
              </text:list-item>
              <text:list-item>
                <text:p><text:span text:style-name="T7">The warn and die methods both output to STDERR</text:span></text:p>
              </text:list-item>
              <text:list-item>
                <text:p><text:span text:style-name="T7">The difference between STDOUT and STDERR happens if you decide to overide STDERR to output to a file (e.g. server log), or an environment setting changes it (e.g. LSF option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Task</text:span></text:p>
          </draw:text-box>
        </draw:frame>
        <draw:frame presentation:style-name="pr3" draw:text-style-name="P4" draw:layer="layout" svg:width="23cm" svg:height="10.75cm" svg:x="2cm" svg:y="5cm" presentation:class="outline" presentation:user-transformed="true">
          <draw:text-box>
            <text:list text:style-name="L2">
              <text:list-item>
                <text:p><text:span text:style-name="T7">Spend the next few minutes writing a script which</text:span></text:p>
                <text:list>
                  <text:list-item>
                    <text:p><text:span text:style-name="T12">Has 2 inputs from different methods</text:span></text:p>
                  </text:list-item>
                  <text:list-item>
                    <text:p><text:span text:style-name="T12">Does something with those inputs</text:span></text:p>
                  </text:list-item>
                  <text:list-item>
                    <text:p><text:span text:style-name="T12">Outputs the result of what you did</text:span></text:p>
                  </text:list-item>
                </text:list>
              </text:list-item>
            </text:list>
          </draw:text-box>
        </draw:frame>
        <draw:frame presentation:style-name="pr3" draw:text-style-name="P4" draw:layer="layout" svg:width="23cm" svg:height="10.75cm" svg:x="2cm" svg:y="12.5cm" presentation:class="outline" presentation:user-transformed="true">
          <draw:text-box>
            <text:list text:style-name="L2">
              <text:list-item>
                <text:p><text:span text:style-name="T7">We will take a look at a couple.</text:span></text:p>
              </text:list-item>
              <text:list-item>
                <text:p><text:span text:style-name="T7">It doesn't matter what input methods of the 3 you use, or what you do to process and change them (look back at string/numbers in previous section)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Brown</meta:initial-creator>
    <meta:creation-date>2011-04-11T15:26:17</meta:creation-date>
    <meta:editing-duration>PT21H06M41S</meta:editing-duration>
    <meta:editing-cycles>9</meta:editing-cycles>
    <dc:date>2011-04-12T12:32:54</dc:date>
    <dc:creator>Andy Brown</dc:creator>
    <meta:generator>OpenOffice.org/3.2$Unix OpenOffice.org_project/320m12$Build-9483</meta:generator>
    <meta:document-statistic meta:object-count="104"/>
  </office:meta>
</office:document-meta>
</file>